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5877" officeooo:paragraph-rsid="001e5877"/>
    </style:style>
    <style:style style:name="P2" style:family="paragraph" style:parent-style-name="Standard" style:list-style-name="L1">
      <style:text-properties officeooo:rsid="001e5877" officeooo:paragraph-rsid="001e5877"/>
    </style:style>
    <style:style style:name="P3" style:family="paragraph" style:parent-style-name="Standard">
      <style:text-properties officeooo:rsid="001e5877" officeooo:paragraph-rsid="001fce22"/>
    </style:style>
    <style:style style:name="P4" style:family="paragraph" style:parent-style-name="Standard">
      <style:text-properties officeooo:rsid="001e5877" officeooo:paragraph-rsid="0021a620"/>
    </style:style>
    <style:style style:name="P5" style:family="paragraph" style:parent-style-name="Standard" style:list-style-name="L1">
      <style:text-properties officeooo:rsid="001fce22" officeooo:paragraph-rsid="001fce22"/>
    </style:style>
    <style:style style:name="P6" style:family="paragraph" style:parent-style-name="Standard" style:list-style-name="L1">
      <style:text-properties officeooo:rsid="001fce22" officeooo:paragraph-rsid="0022b360"/>
    </style:style>
    <style:style style:name="P7" style:family="paragraph" style:parent-style-name="Standard">
      <style:text-properties officeooo:rsid="001fce22" officeooo:paragraph-rsid="001fce22"/>
    </style:style>
    <style:style style:name="P8" style:family="paragraph" style:parent-style-name="Standard">
      <style:text-properties officeooo:rsid="001fce22" officeooo:paragraph-rsid="0022b360"/>
    </style:style>
    <style:style style:name="P9" style:family="paragraph" style:parent-style-name="Standard">
      <style:text-properties officeooo:rsid="001fce22" officeooo:paragraph-rsid="002399aa"/>
    </style:style>
    <style:style style:name="P10" style:family="paragraph" style:parent-style-name="Standard">
      <style:text-properties officeooo:rsid="0021a620" officeooo:paragraph-rsid="0021a620"/>
    </style:style>
    <style:style style:name="P11" style:family="paragraph" style:parent-style-name="Standard" style:list-style-name="L1">
      <style:text-properties officeooo:rsid="0021a620" officeooo:paragraph-rsid="0021a620"/>
    </style:style>
    <style:style style:name="P12" style:family="paragraph" style:parent-style-name="Standard">
      <style:text-properties officeooo:paragraph-rsid="001fce22"/>
    </style:style>
    <style:style style:name="P13" style:family="paragraph" style:parent-style-name="Standard">
      <style:text-properties officeooo:paragraph-rsid="0022b360"/>
    </style:style>
    <style:style style:name="P14" style:family="paragraph" style:parent-style-name="Standard">
      <style:text-properties officeooo:paragraph-rsid="00238b8d"/>
    </style:style>
    <style:style style:name="P15" style:family="paragraph" style:parent-style-name="Standard">
      <style:text-properties officeooo:rsid="00238b8d" officeooo:paragraph-rsid="00238b8d"/>
    </style:style>
    <style:style style:name="P16" style:family="paragraph" style:parent-style-name="Standard">
      <style:text-properties officeooo:rsid="002399aa" officeooo:paragraph-rsid="002399aa"/>
    </style:style>
    <style:style style:name="P17" style:family="paragraph" style:parent-style-name="Standard">
      <style:text-properties officeooo:rsid="002399aa" officeooo:paragraph-rsid="001fce22"/>
    </style:style>
    <style:style style:name="P18" style:family="paragraph" style:parent-style-name="Standard" style:list-style-name="L1">
      <style:text-properties fo:font-weight="bold" officeooo:rsid="001fce22" officeooo:paragraph-rsid="001fce22" style:font-weight-asian="bold" style:font-weight-complex="bold"/>
    </style:style>
    <style:style style:name="P19" style:family="paragraph" style:parent-style-name="Standard" style:list-style-name="L1">
      <style:text-properties fo:font-weight="bold" officeooo:rsid="001fce22" officeooo:paragraph-rsid="0022b360" style:font-weight-asian="bold" style:font-weight-complex="bold"/>
    </style:style>
    <style:style style:name="P20" style:family="paragraph" style:parent-style-name="Standard" style:list-style-name="L1">
      <style:text-properties fo:font-weight="bold" officeooo:rsid="0021a620" officeooo:paragraph-rsid="0021a620" style:font-weight-asian="bold" style:font-weight-complex="bold"/>
    </style:style>
    <style:style style:name="P21" style:family="paragraph" style:parent-style-name="Standard">
      <style:text-properties officeooo:rsid="0025b820" officeooo:paragraph-rsid="0025b820"/>
    </style:style>
    <style:style style:name="P22" style:family="paragraph" style:parent-style-name="Text_20_body">
      <style:text-properties officeooo:rsid="002399aa" officeooo:paragraph-rsid="002399aa"/>
    </style:style>
    <style:style style:name="P23" style:family="paragraph" style:parent-style-name="Text_20_body">
      <style:text-properties officeooo:rsid="0025b820" officeooo:paragraph-rsid="0025b820"/>
    </style:style>
    <style:style style:name="P24" style:family="paragraph" style:parent-style-name="Heading_20_1">
      <style:paragraph-properties fo:text-align="center" style:justify-single-word="false"/>
    </style:style>
    <style:style style:name="T1" style:family="text">
      <style:text-properties style:font-name="Courier New"/>
    </style:style>
    <style:style style:name="T2" style:family="text">
      <style:text-properties style:font-name="Courier New" officeooo:rsid="0021a620"/>
    </style:style>
    <style:style style:name="T3" style:family="text">
      <style:text-properties style:font-name="Courier New" officeooo:rsid="0022b360"/>
    </style:style>
    <style:style style:name="T4" style:family="text">
      <style:text-properties officeooo:rsid="001fce22"/>
    </style:style>
    <style:style style:name="T5" style:family="text">
      <style:text-properties officeooo:rsid="0021a620"/>
    </style:style>
    <style:style style:name="T6" style:family="text">
      <style:text-properties fo:font-style="italic" officeooo:rsid="0021a620" style:font-style-asian="italic" style:font-style-complex="italic"/>
    </style:style>
    <style:style style:name="T7" style:family="text">
      <style:text-properties style:font-name="Times New Roman" officeooo:rsid="0021a620"/>
    </style:style>
    <style:style style:name="T8" style:family="text">
      <style:text-properties style:font-name="Times New Roman" officeooo:rsid="0022b360"/>
    </style:style>
    <style:style style:name="T9" style:family="text">
      <style:text-properties fo:color="#eb613d" officeooo:rsid="001fce22"/>
    </style:style>
    <style:style style:name="T10" style:family="text">
      <style:text-properties fo:color="#dc2300"/>
    </style:style>
    <style:style style:name="T11" style:family="text">
      <style:text-properties fo:color="#dc2300" officeooo:rsid="001fce22"/>
    </style:style>
    <style:style style:name="T12" style:family="text">
      <style:text-properties officeooo:rsid="0022b360"/>
    </style:style>
    <style:style style:name="T13" style:family="text">
      <style:text-properties officeooo:rsid="00238b8d"/>
    </style:style>
    <style:style style:name="T14" style:family="text">
      <style:text-properties officeooo:rsid="002399aa"/>
    </style:style>
    <style:style style:name="T15" style:family="text">
      <style:text-properties fo:font-style="normal" style:font-style-asian="normal" style:font-style-complex="normal"/>
    </style:style>
    <style:style style:name="T16" style:family="text">
      <style:text-properties fo:font-style="normal" officeooo:rsid="00238b8d" style:font-style-asian="normal" style:font-style-complex="normal"/>
    </style:style>
    <style:style style:name="T17" style:family="text">
      <style:text-properties officeooo:rsid="002540f1"/>
    </style:style>
    <style:style style:name="T18" style:family="text">
      <style:text-properties fo:font-weight="bold" style:font-weight-asian="bold" style:font-weight-complex="bold"/>
    </style:style>
    <style:style style:name="T19" style:family="text">
      <style:text-properties fo:font-weight="bold" officeooo:rsid="002540f1" style:font-weight-asian="bold" style:font-weight-complex="bol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uide</text:p>
      <text:p text:style-name="P1"/>
      <text:p text:style-name="Subtitle">flex_extract – Software to retrieve and prepare ECMWF data for direct use in FLEXPART</text:p>
      <text:p text:style-name="P1"/>
      <text:p text:style-name="P21">The ECMWF MARS archive provides access to different meteorological datasets. The datasets distinguish in their number of parameters, their resolution in time and space and <text:s/>…. idc version....</text:p>
      <text:p text:style-name="P1"/>
      <text:p text:style-name="Subtitle">Preparation </text:p>
      <text:p text:style-name="P3"><text:s/>…. <text:span text:style-name="T4">hier muss eine Anleitung hin was evtl noch angepasst werden muss. Vorab Programinstallationen , Systemvoraussetzungen oder sowas</text:span></text:p>
      <text:p text:style-name="P7">Wie sollte Wo sollte flex_extract am besten im Zusammenhang mit FLEXPARt gespeichert werden</text:p>
      <text:p text:style-name="P3"/>
      <text:p text:style-name="Subtitle">Installation</text:p>
      <text:p text:style-name="P1"><text:s/>… <text:span text:style-name="T4">genaue Installationsanweisungen für die verschiednenen Modi Operandi</text:span></text:p>
      <text:p text:style-name="P7">1. in flexpart dir</text:p>
      <text:p text:style-name="P7">2. stand alone</text:p>
      <text:p text:style-name="P21">3. directory structure</text:p>
      <text:p text:style-name="P21"/>
      <text:p text:style-name="P21">the possible data transfer with ectrans, gateway server and so on... how to configure ectrans</text:p>
      <text:p text:style-name="P21"/>
      <text:p text:style-name="P21"/>
      <text:p text:style-name="P21"/>
      <text:p text:style-name="Subtitle">Starting <text:span text:style-name="T14">flex_extract</text:span> – <text:span text:style-name="T14">some examples</text:span></text:p>
      <text:p text:style-name="P23">modus operandi – local, remote, public</text:p>
      <text:p text:style-name="P23">preferable mode</text:p>
      <text:p text:style-name="P23">general description: how to retrieve data from MARS</text:p>
      <text:p text:style-name="Text_20_body"/>
      <text:p text:style-name="Text_20_body"/>
      <text:list xml:id="list386075848385261687" text:style-name="L1">
        <text:list-item>
          <text:p text:style-name="P2"><text:span text:style-name="T18">Simplest mode of flex_extract – </text:span><text:span text:style-name="T19">default submission on local host</text:span><text:span text:style-name="T17"> </text:span></text:p>
        </text:list-item>
      </text:list>
      <text:p text:style-name="P1"><text:tab/>The easiest way of starting flex_extract is by typing:</text:p>
      <text:p text:style-name="P1"><text:tab/><text:span text:style-name="T1">./submit.py</text:span></text:p>
      <text:p text:style-name="P1"><text:tab/>We don't specify any commandline parameter and therefore flex_extract is using its default <text:tab/>settings (see Table <text:span text:style-name="T10">????)</text:span> <text:span text:style-name="T5">for the relevant information</text:span>. </text:p>
      <text:p text:style-name="P4"><text:tab/><text:span text:style-name="T4">In this case it means that flex_extract submits the mars requests from your local computer <text:tab/>via the ECMWF Python WebAPI and you can follow the status of your extraction on your <text:tab/>terminal. To know what type of ECMWF data we are retrieving with this command you can <text:tab/>have a look in the default control file which is specified in Table </text:span><text:span text:style-name="T11">???</text:span><text:span text:style-name="T4">.</text:span></text:p>
      <text:p text:style-name="P4"><text:span text:style-name="T4"><text:tab/>If everything worked fine you will see a success note at the end and you will find the data </text:span><text:span text:style-name="T11">??????[where <text:s/>]</text:span><text:span text:style-name="T9"> <text:s/></text:span></text:p>
      <text:p text:style-name="P1"/>
      <text:list xml:id="list135221008933977" text:continue-numbering="true" text:style-name="L1">
        <text:list-item>
          <text:p text:style-name="P18"><text:soft-page-break/>Using the ECMWF server for retrieving ECMWF data – <text:span text:style-name="T17">submitting to remote host</text:span></text:p>
        </text:list-item>
      </text:list>
      <text:p text:style-name="P7"><text:tab/><text:span text:style-name="T5">To use the ECMWF server we have to specify the name of the server by setting the <text:tab/>commandline parameter </text:span><text:span text:style-name="T2">queue</text:span><text:span text:style-name="T7"> </text:span><text:span text:style-name="T8">in</text:span><text:span text:style-name="T7"> the call of submit.py </text:span><text:span text:style-name="T5">. In most cases this will be </text:span><text:span text:style-name="T6">ecgate</text:span><text:span text:style-name="T5">, <text:tab/>but its also possible to select the high performance computer </text:span><text:span text:style-name="T6">cca</text:span><text:span text:style-name="T5"> from ECMWF. <text:s/></text:span></text:p>
      <text:p text:style-name="P7"/>
      <text:p text:style-name="P7"><text:tab/>./<text:span text:style-name="T12">submit.py - -queue=ecgate</text:span></text:p>
      <text:p text:style-name="P7"/>
      <text:p text:style-name="P8"><text:tab/><text:span text:style-name="T12">Again, as in the simplest mode, flex_extract uses the default control file for ECMWF data <text:tab/>type specifications, but this time submit.py sends a job script with all relevant information to <text:tab/>the ecgate server. At the ECMWF server the job script configures a new call of the <text:tab/></text:span><text:span text:style-name="T3">submit.py</text:span><text:span text:style-name="T12"> sccript in the local mode and flex_extracts runs completely on the ECMWF <text:tab/>server. You will get an email as notification of failure or success. </text:span></text:p>
      <text:p text:style-name="P8"><text:span text:style-name="T12"><text:tab/>If you woul like to monitor your job you can type in </text:span></text:p>
      <text:p text:style-name="P8"><text:span text:style-name="T3"><text:tab/>ecaccess-job-list</text:span><text:span text:style-name="T12"> </text:span></text:p>
      <text:p text:style-name="P7"><text:tab/></text:p>
      <text:p text:style-name="P7"/>
      <text:list xml:id="list135219819074603" text:continue-numbering="true" text:style-name="L1">
        <text:list-item>
          <text:p text:style-name="P18">Specifying the ECMWF data which you want to retrieve</text:p>
          <text:list>
            <text:list-item>
              <text:p text:style-name="P19">commandline parameter</text:p>
            </text:list-item>
          </text:list>
        </text:list-item>
      </text:list>
      <text:p text:style-name="P13"><text:tab/><text:tab/><text:span text:style-name="T12">There are a couple of command line parameter which can be used to select the ECMWF data you want to retrieve. The command line parameter will be used to overwrite the default control file settings. <text:s/>Tabel ??? lists all of the currently available command line parameters for the submit.py script with its default values, the format and a short description. Most of the parameters are already specified in the example control files. So remember that the command line parameters will overwrite these information. </text:span></text:p>
      <text:p text:style-name="P13"><text:span text:style-name="T12">For a simple example we will <text:s/>now switch from the default control file to another one which extracts on-demand forecast data. We can go through the list of control files and select a forecast template and apply some modifications to it, or we just simply use one of the templates as is for a test. In this case we select CONTROL_FC without applying any changes. When you open the file to check which values were set for the specific parameters you can see that there is neither a day1 or a day2 date specified. For this template we have to select the date explicitly by setting it in the control file or by providing the date as a comandline parameter. We will use the command line version and set a start date.</text:span></text:p>
      <text:p text:style-name="P13"/>
      <text:p text:style-name="P14">./<text:span text:style-name="T13">submit.py - - queue=ecgate <text:s/>- - controlfile=CONTROL_FC <text:s/>- - start_date=20130506 </text:span></text:p>
      <text:p text:style-name="P14"/>
      <text:p text:style-name="P14"><text:span text:style-name="T13">If we just want to retrieve data for one day, we don't have to select an end date. All other command line parameter are not necessary and we can submit the script. </text:span></text:p>
      <text:p text:style-name="P14"><text:span text:style-name="T13"><text:s text:c="2"/></text:span></text:p>
      <text:p text:style-name="P12"/>
      <text:list xml:id="list135221516081663" text:continue-numbering="true" text:style-name="L1">
        <text:list-item>
          <text:list>
            <text:list-item>
              <text:p text:style-name="P6"><text:span text:style-name="T18">controlfile</text:span> </text:p>
              <text:p text:style-name="P5"/>
            </text:list-item>
          </text:list>
        </text:list-item>
        <text:list-item>
          <text:p text:style-name="P18">Specifying the storage place of ECMWF data</text:p>
          <text:p text:style-name="P5"/>
        </text:list-item>
        <text:list-item>
          <text:p text:style-name="P20">How to get just the mars requests without submitting them</text:p>
          <text:p text:style-name="P11"/>
        </text:list-item>
        <text:list-item>
          <text:p text:style-name="P20">How to seperate extraction and fp preparation</text:p>
          <text:p text:style-name="P11"/>
        </text:list-item>
      </text:list>
      <text:p text:style-name="P7"/>
      <text:p text:style-name="P7"/>
      <text:p text:style-name="Subtitle">Mögliche Datensätze (public/memberstate unterschiede)</text:p>
      <text:p text:style-name="P7">EI, ERA5, CERA, OD</text:p>
      <text:p text:style-name="P7"><text:soft-page-break/></text:p>
      <text:p text:style-name="P17"/>
      <text:p text:style-name="Text_20_body"/>
      <text:p text:style-name="P7"/>
      <text:p text:style-name="Subtitle">Program documentation</text:p>
      <text:p text:style-name="P7"><text:s/>--- hier könnte dann der ganze inhalt aufgelistet werden mit etwas detailierterer Erklärung</text:p>
      <text:p text:style-name="P7"/>
      <text:p text:style-name="P7">- <text:span text:style-name="T5">Liste alles Files und deren Inhalt</text:span></text:p>
      <text:p text:style-name="P10">- Liste alles Funktionen und deren Inhalt</text:p>
      <text:p text:style-name="P10">- Grafik Klassendiagramm zur Übersicht</text:p>
      <text:p text:style-name="P10">- Grafik Sequenz/aktivitätsdiagram</text:p>
      <text:p text:style-name="P10">- use case diagra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4" text:outline-level="1">Main access <text:span text:style-name="T15">point</text:span><text:span text:style-name="T16">s</text:span> to flex_extract</text:h>
      <text:p text:style-name="P15"/>
      <text:h text:style-name="Heading_20_2" text:outline-level="2"><text:span text:style-name="T13">flex_extract's main starting point - </text:span>The submit.py script</text:h>
      <text:p text:style-name="P15">This script is the main entry point to flex_extract. It represents the top navigation level through flex_extract and will </text:p>
      <text:p text:style-name="P15"/>
      <text:p text:style-name="P15"/>
      <text:p text:style-name="P9">Genaue Erklärung der submit commandline parameter</text:p>
      <text:p text:style-name="P15"><text:s/></text:p>
      <text:h text:style-name="Heading_20_2" text:outline-level="2">Doing smaller tasks – flex_extract's secondary entry points</text:h>
      <text:h text:style-name="Heading_20_3" text:outline-level="3">The getMarsData.py script</text:h>
      <text:p text:style-name="P15"/>
      <text:h text:style-name="Heading_20_3" text:outline-level="3">The prepareFlexpart.py script</text:h>
      <text:p text:style-name="P15"/>
      <text:p text:style-name="P15"/>
      <text:h text:style-name="P24" text:outline-level="1"><text:soft-page-break/>The CONTROL file</text:h>
      <text:h text:style-name="Heading_20_3" text:outline-level="3">Description</text:h>
      <text:p text:style-name="P16">hier alles zu Control files erklären! Ausführliche!!! inklusive Beispiele</text:p>
      <text:p text:style-name="P9">genaue Erklärung aller Controlfile parameter und der default werte incl beispiele der nutzung</text:p>
      <text:p text:style-name="P9"/>
      <text:h text:style-name="Heading_20_3" text:outline-level="3">Templates</text:h>
      <text:p text:style-name="P22">List all control files and desccribe its usefulness</text:p>
      <text:p text:style-name="P16"/>
      <text:h text:style-name="P24" text:outline-level="1">Handling <text:span text:style-name="T14">the</text:span> flux data – the disaggregation process</text:h>
      <text:p text:style-name="P16">hier den ganzen kram mit deacc und interpol routinen beschreiben</text:p>
      <text:p text:style-name="P16"/>
      <text:h text:style-name="P24" text:outline-level="1">Harmonizing the vertical velocity – the different options and how they are transformed</text:h>
      <text:p text:style-name="P16">die ganze beschreibung zur vertical coordinate</text:p>
      <text:p text:style-name="P16"/>
      <text:h text:style-name="P24" text:outline-level="1"><text:s/>Final preparation of FLEXPART input files – The “EN” format</text:h>
      <text:p text:style-name="Text_20_body"/>
      <text:p text:style-name="P22">Hier docu wie files aufgebaut sind , was ist muss, was kann, wie format etc, wie wird gemacht</text:p>
      <text:p text:style-name="P22"/>
      <text:p text:style-name="P22"/>
      <text:h text:style-name="P24" text:outline-level="1">Error Handl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1:26:59.691848257</meta:creation-date>
    <dc:date>2018-08-21T13:52:19.359549486</dc:date>
    <meta:editing-duration>PT25M17S</meta:editing-duration>
    <meta:editing-cycles>3</meta:editing-cycles>
    <meta:generator>LibreOffice/4.3.3.2$Linux_X86_64 LibreOffice_project/430m0$Build-2</meta:generator>
    <meta:document-statistic meta:table-count="0" meta:image-count="0" meta:object-count="0" meta:page-count="4" meta:paragraph-count="70" meta:word-count="894" meta:character-count="5596" meta:non-whitespace-character-count="4701"/>
  </office:meta>
</office:document-meta>
</file>